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854in" fo:margin-left="0.25in" fo:margin-right="0.3646in" fo:margin-top="0in" fo:margin-bottom="0in" table:align="margins" style:writing-mode="lr-tb"/>
    </style:style>
    <style:style style:name="Table1.A" style:family="table-column">
      <style:table-column-properties style:column-width="2.9271in" style:rel-column-width="4215*"/>
    </style:style>
    <style:style style:name="Table1.B" style:family="table-column">
      <style:table-column-properties style:column-width="2.9583in" style:rel-column-width="426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A1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P1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2" style:family="paragraph" style:parent-style-name="Standard">
      <style:paragraph-properties fo:margin-left="0.0417in" fo:margin-right="0in" fo:text-indent="0in" style:auto-text-indent="false"/>
    </style:style>
    <style:style style:name="P3" style:family="paragraph" style:parent-style-name="Standard">
      <style:paragraph-properties fo:margin-left="0.5417in" fo:margin-right="0in" fo:text-indent="0in" style:auto-text-indent="false"/>
    </style:style>
    <style:style style:name="P4" style:family="paragraph" style:parent-style-name="List_20_Paragraph">
      <style:paragraph-properties fo:margin-left="0.2917in" fo:margin-right="0in" fo:text-indent="0in" style:auto-text-indent="false"/>
    </style:style>
    <style:style style:name="P5" style:family="paragraph" style:parent-style-name="Standard" style:master-page-name="Standard">
      <style:paragraph-properties style:page-number="auto"/>
      <style:text-properties style:font-name="Times New Roman" fo:font-size="13pt" style:font-size-asian="13pt" style:font-name-complex="Times New Roman1" style:font-size-complex="13pt"/>
    </style:style>
    <style:style style:name="P6" style:family="paragraph" style:parent-style-name="Standard">
      <style:paragraph-properties fo:margin-top="0in" fo:margin-bottom="0in" fo:line-height="100%"/>
      <style:text-properties style:font-name="Times New Roman" fo:font-size="13pt" style:font-size-asian="13pt" style:font-name-complex="Times New Roman1" style:font-size-complex="13pt"/>
    </style:style>
    <style:style style:name="P7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3pt" style:font-size-asian="13pt" style:font-name-complex="Times New Roman1" style:font-size-complex="13pt"/>
    </style:style>
    <style:style style:name="P8" style:family="paragraph" style:parent-style-name="Standard">
      <style:paragraph-properties fo:margin-top="0in" fo:margin-bottom="0in" fo:line-height="100%"/>
      <style:text-properties style:font-name="Times New Roman" fo:font-size="13pt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3pt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margin-top="0in" fo:margin-bottom="0in" fo:line-height="100%"/>
      <style:text-properties fo:color="#222222" style:font-name="Times New Roman" fo:font-size="13pt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in" fo:margin-bottom="0in" fo:line-height="100%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1" style:font-size-complex="13pt"/>
    </style:style>
    <style:style style:name="P13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14" style:family="paragraph" style:parent-style-name="Standard">
      <style:text-properties style:font-name="Times New Roman" fo:font-size="13pt" fo:font-weight="bold" style:font-size-asian="13pt" style:font-weight-asian="bold" style:font-name-complex="Times New Roman1" style:font-size-complex="13pt" style:font-weight-complex="bold"/>
    </style:style>
    <style:style style:name="P15" style:family="paragraph" style:parent-style-name="Standard">
      <style:paragraph-properties fo:margin-left="0.0417in" fo:margin-right="0in" fo:text-indent="0in" style:auto-text-indent="false"/>
      <style:text-properties style:font-name="Times New Roman" fo:font-size="13pt" style:font-size-asian="13pt" style:font-name-complex="Times New Roman1" style:font-size-complex="13pt"/>
    </style:style>
    <style:style style:name="P16" style:family="paragraph" style:parent-style-name="Standard">
      <style:paragraph-properties fo:margin-left="0.5417in" fo:margin-right="0in" fo:text-indent="0in" style:auto-text-indent="false"/>
    </style:style>
    <style:style style:name="P17" style:family="paragraph" style:parent-style-name="Heading_20_1">
      <style:paragraph-properties fo:margin-top="0in" fo:margin-bottom="0in" fo:background-color="#ffffff">
        <style:background-image/>
      </style:paragraph-properties>
    </style:style>
    <style:style style:name="P18" style:family="paragraph" style:parent-style-name="List_20_Paragraph" style:list-style-name="WWNum1"/>
    <style:style style:name="P19" style:family="paragraph" style:parent-style-name="List_20_Paragraph" style:list-style-name="WWNum1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P20" style:family="paragraph" style:parent-style-name="List_20_Paragraph">
      <style:paragraph-properties fo:margin-left="0.2917in" fo:margin-right="0in" fo:text-indent="0in" style:auto-text-indent="false"/>
    </style:style>
    <style:style style:name="P21" style:family="paragraph" style:parent-style-name="List_20_Paragraph">
      <style:paragraph-properties fo:margin-left="0in" fo:margin-right="0in" fo:text-indent="0in" style:auto-text-indent="false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23" style:family="paragraph" style:parent-style-name="List_20_Paragraph">
      <style:paragraph-properties fo:margin-left="0in" fo:margin-right="0in" fo:text-indent="0in" style:auto-text-indent="false"/>
      <style:text-properties style:text-underline-style="none" fo:font-weight="normal" style:font-weight-asian="normal" style:font-weight-complex="normal"/>
    </style:style>
    <style:style style:name="T1" style:family="text">
      <style:text-properties style:font-name="Times New Roman" fo:font-size="13pt" style:font-size-asian="13pt" style:font-name-complex="Times New Roman1" style:font-size-complex="13pt"/>
    </style:style>
    <style:style style:name="T2" style:family="text"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1" style:font-size-complex="13pt"/>
    </style:style>
    <style:style style:name="T3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4" style:family="text">
      <style:text-properties fo:color="#242729" fo:font-size="13pt" fo:font-weight="normal" style:font-size-asian="13pt" style:font-weight-asian="normal" style:font-size-complex="13pt"/>
    </style:style>
    <style:style style:name="T5" style:family="text">
      <style:text-properties fo:color="#242729" fo:font-size="13pt" style:text-underline-style="none" fo:font-weight="normal" style:font-size-asian="13pt" style:font-weight-asian="normal" style:font-size-complex="13pt"/>
    </style:style>
    <style:style style:name="T6" style:family="text">
      <style:text-properties fo:color="#242729" fo:font-size="13pt" style:text-underline-style="none" fo:font-weight="normal" style:font-size-asian="13pt" style:font-weight-asian="normal" style:font-size-complex="13pt" style:font-weight-complex="normal"/>
    </style:style>
    <style:style style:name="T7" style:family="text">
      <style:text-properties fo:color="#222222" style:font-name="Times New Roman" fo:font-size="13pt" style:font-size-asian="13pt" style:font-name-complex="Times New Roman1" style:font-size-complex="13pt"/>
    </style:style>
    <style:style style:name="T8" style:family="text">
      <style:text-properties fo:color="#222222" style:font-name="Times New Roman" fo:font-size="13pt" fo:font-weight="bold" style:font-size-asian="13pt" style:font-weight-asian="bold" style:font-name-complex="Times New Roman1" style:font-size-complex="13pt"/>
    </style:style>
    <style:style style:name="T9" style:family="text">
      <style:text-properties fo:color="#222222" style:font-name="Times New Roman" fo:font-size="13pt" fo:font-weight="bold" style:font-size-asian="13pt" style:font-weight-asian="bold" style:font-name-complex="Times New Roman1" style:font-size-complex="13pt" style:font-weight-complex="bold"/>
    </style:style>
    <style:style style:name="T10" style:family="text">
      <style:text-properties fo:color="#222222" style:font-name="Times New Roman" fo:font-size="13pt" fo:font-weight="normal" style:font-size-asian="13pt" style:font-weight-asian="normal" style:font-name-complex="Times New Roman1" style:font-size-complex="13pt" style:font-weight-complex="normal"/>
    </style:style>
    <style:style style:name="T11" style:family="text">
      <style:text-properties fo:color="#222222"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1" style:font-size-complex="13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size-asian="13pt" style:font-size-complex="13pt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2">Requirement </text:span>:</text:p>
      <text:p text:style-name="P1">Write a basic web sample by cakephp: login page, users management (add, delete), <text:line-break/>article list (add article by title Sales &amp; Marketing, Travels) </text:p>
      <text:p text:style-name="P1">1- Login to system use email to login <text:line-break/>2- After user login to sytem, he can see list of his articles. He can add new article. <text:line-break/>3- User management page have function add new user and delete function can delete one or multi users. <text:line-break/>4- User must be assign to a group (Super Admin, Sales &amp; Marketing, Travels) and an admin or normal user type. <text:line-break/>Admin type is required when creating a first user of a group. Normal user can only view his articles and add new article. <text:line-break/>5- Super admin have all permission. But he can not delete users which have article published. </text:p>
      <text:p text:style-name="Standard"><text:span text:style-name="T2">Q&amp;A for this spec</text:span><text:span text:style-name="T1"> 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Questions</text:p>
          </table:table-cell>
          <table:table-cell table:style-name="Table1.A1" office:value-type="string">
            <text:p text:style-name="P7">Answers</text:p>
          </table:table-cell>
        </table:table-row>
        <table:table-row table:style-name="Table1.1">
          <table:table-cell table:style-name="Table1.A1" office:value-type="string">
            <text:p text:style-name="P8">How many field using for user management ?</text:p>
          </table:table-cell>
          <table:table-cell table:style-name="Table1.A1" office:value-type="string">
            <text:p text:style-name="P6">About 10 fields, include : id ( primary key ), email, password, name, detail info ( address, phone number, date of birth), created, modified.</text:p>
          </table:table-cell>
        </table:table-row>
        <table:table-row table:style-name="Table1.1">
          <table:table-cell table:style-name="Table1.A1" office:value-type="string">
            <text:p text:style-name="P8">How long should the password be ?</text:p>
          </table:table-cell>
          <table:table-cell table:style-name="Table1.A1" office:value-type="string">
            <text:list xml:id="list2678607146260305380" text:style-name="Outline">
              <text:list-item>
                <text:h text:style-name="P17" text:outline-level="1"><text:span text:style-name="T4">The minimum password length recommended is about 8 characters. </text:span><text:a xlink:type="simple" xlink:href="http://stackoverflow.com/questions/9477906/password-must-be-8-characters-including-1-uppercase-letter-1-special-character" text:style-name="Internet_20_link" text:visited-style-name="Visited_20_Internet_20_Link"><text:span text:style-name="T6">Password must be 8 characters including 1 uppercase letter, 1 special character, alphanumeric characters</text:span></text:a><text:span text:style-name="T5">.</text:span></text:h>
              </text:list-item>
            </text:list>
            <text:p text:style-name="P1"/>
          </table:table-cell>
        </table:table-row>
        <table:table-row table:style-name="Table1.1">
          <table:table-cell table:style-name="Table1.A1" office:value-type="string">
            <text:p text:style-name="P8">What is a valid email address ? 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1"><text:span text:style-name="T1">After user login to system, Can he see list of his articles </text:span><text:span text:style-name="T3">only</text:span><text:span text:style-name="T1"> ? 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1"><text:span text:style-name="T1">User can add new article, so can he </text:span><text:span text:style-name="T3">edit </text:span><text:span text:style-name="T1">or </text:span><text:span text:style-name="T3">delete </text:span><text:span text:style-name="T1">his articles ?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8">How many field using for article ?</text:p>
          </table:table-cell>
          <table:table-cell table:style-name="Table1.A1" office:value-type="string">
            <text:p text:style-name="P6">Example : id ( primary ), title, content, image, created, modified, created_by, modified_by, published( important )</text:p>
          </table:table-cell>
        </table:table-row>
        <table:table-row table:style-name="Table1.1">
          <table:table-cell table:style-name="Table1.A1" office:value-type="string">
            <text:p text:style-name="P11"><text:span text:style-name="T1">“</text:span><text:span text:style-name="T7">Did article title include Sales &amp; Marketing, Travels</text:span><text:span text:style-name="T1">”. The title will be a constant or save a new table to database ? </text:span></text:p>
          </table:table-cell>
          <table:table-cell table:style-name="Table1.A1" office:value-type="string">
            <text:p text:style-name="P6">Example : category</text:p>
          </table:table-cell>
        </table:table-row>
        <table:table-row table:style-name="Table1.1">
          <table:table-cell table:style-name="Table1.A1" office:value-type="string">
            <text:p text:style-name="P8">What permission can add or delete <text:soft-page-break/>user? Super Admin have all permission. Admin in a group can do that? or Admin in a group only manager that group ?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8">The user group ( Super admin, Sales &amp; Marketing, Travels ) should save a new table or save as a constant ?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8">The user type ( admin, normal ) should save as a new table or save as a constant ?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0">Admin type is required when creating a first user of a group ? That mean can’t create as a normal user ( compulsory ) ?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3" office:value-type="string">
            <text:p text:style-name="P10">The title of articles ( <text:s/><text:span text:style-name="T13">Sales &amp; Marketing, Travels ) will be group of user ( <text:s/>Super Admin, Sales &amp; Marketing, Travels ) except “Super Admin” ?</text:span></text:p>
          </table:table-cell>
          <table:table-cell table:style-name="Table1.A13" office:value-type="string">
            <text:p text:style-name="P6"/>
          </table:table-cell>
        </table:table-row>
        <table:table-row table:style-name="Table1.1">
          <table:table-cell table:style-name="Table1.A13" office:value-type="string">
            <text:p text:style-name="P10">The first user of a group will be admin. So can I create second or another admin type of that group ?</text:p>
          </table:table-cell>
          <table:table-cell table:style-name="Table1.A13" office:value-type="string">
            <text:p text:style-name="P6"/>
          </table:table-cell>
        </table:table-row>
      </table:table>
      <text:p text:style-name="P1"/>
      <text:p text:style-name="P12">Detail design :</text:p>
      <text:list xml:id="list7361354534345613763" text:style-name="WWNum1">
        <text:list-item>
          <text:p text:style-name="P18"><text:span text:style-name="T3">Function CheckLogin : </text:span><text:span text:style-name="T1">check email and password is valid .</text:span><text:span text:style-name="T3"> </text:span></text:p>
        </text:list-item>
      </text:list>
      <text:p text:style-name="P15">Validate email and password :</text:p>
      <text:p text:style-name="P2"><text:span text:style-name="T1"><text:tab/>Example : Email</text:span><text:span text:style-name="T7"> should contain letter, number and period, not blank, at least 6 character, not be more than 50 character, not contain spaces, not start with symbols.</text:span></text:p>
      <text:p text:style-name="P15">if valid email and invalid password</text:p>
      <text:p text:style-name="P15"><text:tab/>show message error</text:p>
      <text:p text:style-name="P1"><text:s/>else if valid password and invalid email</text:p>
      <text:p text:style-name="P1"><text:tab/>show message error</text:p>
      <text:p text:style-name="P1">else if email and password is blank</text:p>
      <text:p text:style-name="P1"><text:tab/>show message error</text:p>
      <text:p text:style-name="P1">else if password blank, enter email</text:p>
      <text:p text:style-name="P1"><text:soft-page-break/><text:tab/>show message error</text:p>
      <text:p text:style-name="P1">else if email blank enter password</text:p>
      <text:p text:style-name="P1"><text:tab/>show message error</text:p>
      <text:p text:style-name="P1">else if email and password is wrong</text:p>
      <text:p text:style-name="P1"><text:tab/>show error</text:p>
      <text:p text:style-name="P1">else : <text:s/>redirect to dashboard or articles management or user managerment with a permission. Save user info to session, cookie.</text:p>
      <text:list xml:id="list36415093" text:continue-numbering="true" text:style-name="WWNum1">
        <text:list-item>
          <text:p text:style-name="P19">Function Register : </text:p>
        </text:list-item>
      </text:list>
      <text:p text:style-name="P15">Validate data.</text:p>
      <text:p text:style-name="P15">Check user group not blank and user type not blank.</text:p>
      <text:p text:style-name="P15">If( existing super admin ) can't create</text:p>
      <text:p text:style-name="P15">If( existing admin of a group ) can't create a second admin in that group</text:p>
      <text:p text:style-name="P2"><text:span text:style-name="T1">If count(user) equal 0</text:span><text:bookmark text:name="_GoBack"/><text:span text:style-name="T1">,will display error and require a Super Admin.</text:span></text:p>
      <text:p text:style-name="P15">If count(user) of a group equal 0 . It require is admin type.</text:p>
      <text:p text:style-name="P15">Else It's normal user.</text:p>
      <text:list xml:id="list36412488" text:continue-numbering="true" text:style-name="WWNum1">
        <text:list-item>
          <text:p text:style-name="P19">Logined in as :</text:p>
          <text:list>
            <text:list-item>
              <text:p text:style-name="P19">Normal User :</text:p>
            </text:list-item>
          </text:list>
        </text:list-item>
      </text:list>
      <text:p text:style-name="P3"><text:span text:style-name="T3">_ </text:span><text:span text:style-name="T1">He only see articles created by him and only create new articles. Can’t edit or delete his articles and only see his information. </text:span></text:p>
      <text:p text:style-name="P3"><text:span text:style-name="T1">_ Normal user only use the route include : add ( create new user ), index ( see his articles ), view ( see detail articles of him )</text:span></text:p>
      <text:p text:style-name="P3"><text:span text:style-name="T1">_ Normal user only view info of him.</text:span></text:p>
      <text:list xml:id="list36414364" text:continue-numbering="true" text:style-name="WWNum1">
        <text:list-item>
          <text:list>
            <text:list-item>
              <text:p text:style-name="P19">Admin a group :</text:p>
            </text:list-item>
          </text:list>
        </text:list-item>
      </text:list>
      <text:p text:style-name="P3"><text:span text:style-name="T3">_ </text:span><text:span text:style-name="T1">Have all permission as normal user</text:span></text:p>
      <text:p text:style-name="P3"><text:span text:style-name="T3">_ </text:span><text:span text:style-name="T1">Can see info of all user, can edit, delete one or multi user in that group. But can’t </text:span><text:span text:style-name="T7">delete users which have article published. The admin a group can use the action : add ( add new user ), index ( list user inside group ), edit - delete ( update -delete info the user inside group )</text:span></text:p>
      <text:p text:style-name="P3"><text:span text:style-name="T3">_ </text:span><text:span text:style-name="T1">Can see all articles of that group, can add, edit, delete articles in that group. </text:span></text:p>
      <text:list xml:id="list36415464" text:continue-numbering="true" text:style-name="WWNum1">
        <text:list-item>
          <text:list>
            <text:list-item>
              <text:p text:style-name="P19"><text:soft-page-break/>Super Admin</text:p>
            </text:list-item>
          </text:list>
        </text:list-item>
      </text:list>
      <text:p text:style-name="P3"><text:span text:style-name="T1">_ All permission </text:span><text:span text:style-name="T7">But can not delete users which have article published.</text:span></text:p>
      <text:list xml:id="list36408862" text:continue-numbering="true" text:style-name="WWNum1">
        <text:list-item>
          <text:p text:style-name="P19">Articles :</text:p>
        </text:list-item>
      </text:list>
      <text:p text:style-name="P4"><text:span text:style-name="T1">_ Articles title </text:span><text:span text:style-name="T7">must be assign to a group </text:span><text:span text:style-name="T8">Sales &amp; Marketing</text:span><text:span text:style-name="T7">, </text:span><text:span text:style-name="T8">Travels</text:span></text:p>
      <text:p text:style-name="P4"><text:span text:style-name="T8">_ </text:span><text:span text:style-name="T7">Validate data when create or update .</text:span></text:p>
      <text:p text:style-name="P21"><text:span text:style-name="T9">5. <text:s/>Database :</text:span></text:p>
      <text:p text:style-name="P21"><text:span text:style-name="T10">_ </text:span><text:span text:style-name="T11">Articles </text:span><text:span text:style-name="T9">:</text:span></text:p>
      <text:p text:style-name="P21"><text:span text:style-name="T9"><text:s/><text:tab/>_ </text:span><text:span text:style-name="T10">id ( int ) - primary key – auto increment</text:span></text:p>
      <text:p text:style-name="P21"><text:span text:style-name="T10"><text:s/><text:tab/>_ title ( varchar(50) ) - not null</text:span></text:p>
      <text:p text:style-name="P21"><text:span text:style-name="T10"><text:s/><text:tab/>_ body ( varchar(255) ) - not null</text:span></text:p>
      <text:p text:style-name="P21"><text:span text:style-name="T10"><text:s/><text:tab/>_ created ( datetime ) - default : now()</text:span></text:p>
      <text:p text:style-name="P21"><text:span text:style-name="T10"><text:tab/> _ created_by ( int )</text:span></text:p>
      <text:p text:style-name="P21"><text:span text:style-name="T10"><text:tab/> _ modified ( datetime )</text:span></text:p>
      <text:p text:style-name="P21"><text:span text:style-name="T10"><text:tab/> _ modified_by ( int )</text:span></text:p>
      <text:p text:style-name="P21"><text:span text:style-name="T10"><text:s/><text:tab/>_ status ( tinyint ) - default : 1</text:span></text:p>
      <text:p text:style-name="P21"><text:span text:style-name="T10">_ </text:span><text:span text:style-name="T11">UserGroups :</text:span></text:p>
      <text:p text:style-name="P23"><text:span text:style-name="T7"><text:tab/>_ id ( int ) - primary key – auto increment</text:span></text:p>
      <text:p text:style-name="P23"><text:span text:style-name="T7"><text:tab/>_ name ( varchar(50) ) - not null</text:span></text:p>
      <text:p text:style-name="P23"><text:span text:style-name="T7">_ </text:span><text:span text:style-name="T11">UserTypes :</text:span></text:p>
      <text:p text:style-name="P22"><text:span text:style-name="T7"><text:tab/></text:span><text:span text:style-name="T9">_ </text:span><text:span text:style-name="T7">id ( int ) - primary key – auto increment</text:span></text:p>
      <text:p text:style-name="P22"><text:span text:style-name="T7"><text:tab/>_ name ( varchar(50) ) - not null</text:span></text:p>
      <text:p text:style-name="P22"><text:span text:style-name="T7">_ </text:span><text:span text:style-name="T11">Users : </text:span></text:p>
      <text:p text:style-name="P23"><text:span text:style-name="T7"><text:tab/></text:span><text:span text:style-name="T9">_ </text:span><text:span text:style-name="T7">id ( int ) - primary key – auto increment</text:span></text:p>
      <text:p text:style-name="P23"><text:span text:style-name="T7"><text:tab/>_ email ( varchar(50) ) - not null</text:span></text:p>
      <text:p text:style-name="P23"><text:span text:style-name="T7"><text:tab/>_ password ( varchar(255) ) - not null</text:span></text:p>
      <text:p text:style-name="P23"><text:span text:style-name="T7"><text:tab/>_ name ( varchar(50) )</text:span></text:p>
      <text:p text:style-name="P23"><text:span text:style-name="T7"><text:tab/>_ user_group_id ( int )</text:span></text:p>
      <text:p text:style-name="P23"><text:soft-page-break/><text:span text:style-name="T7"><text:tab/>_ user_type_id ( int )</text:span></text:p>
      <text:p text:style-name="P23"><text:span text:style-name="T7"><text:tab/>_ created ( datetime )</text:span></text:p>
      <text:p text:style-name="P23"><text:span text:style-name="T7"><text:tab/>_ modified ( datetime )</text:span></text:p>
      <text:p text:style-name="P14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0693in" fo:margin-bottom="0.0693in" fo:line-height="100%"/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28in" fo:margin-bottom="0in" fo:keep-together="always" fo:keep-with-next="always"/>
      <style:text-properties fo:color="#1f3763" style:font-name="Calibri Light" fo:font-size="12pt" style:font-size-asian="12pt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 style:parent-style-name="Default_20_Paragraph_20_Font">
      <style:text-properties fo:color="#1f3763" style:font-name="Calibri Light" fo:font-size="12pt" style:font-size-asian="12pt" style:font-size-complex="12pt"/>
    </style:style>
    <style:style style:name="ListLabel_20_1" style:display-name="ListLabel 1" style:family="tex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ghiepuit</meta:initial-creator>
    <dc:creator>phuoc nghiep</dc:creator>
    <meta:editing-cycles>130</meta:editing-cycles>
    <meta:creation-date>2017-03-13T20:08:00</meta:creation-date>
    <dc:date>2017-03-14T16:22:06.38</dc:date>
    <meta:editing-duration>PT7H40M34S</meta:editing-duration>
    <meta:generator>OpenOffice/4.1.1$Win32 OpenOffice.org_project/411m6$Build-9775</meta:generator>
    <meta:document-statistic meta:table-count="1" meta:image-count="0" meta:object-count="0" meta:page-count="5" meta:paragraph-count="88" meta:word-count="976" meta:character-count="50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